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NullTest_primitive.test_null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NullTest_primitive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NullTest_primitive.test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